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7542" officeooo:paragraph-rsid="000f7542"/>
    </style:style>
    <style:style style:name="P2" style:family="paragraph" style:parent-style-name="Standard">
      <style:text-properties fo:font-size="16pt" fo:font-weight="bold" officeooo:rsid="000f7542" officeooo:paragraph-rsid="000f7542" style:font-size-asian="16pt" style:language-asian="zh" style:country-asian="CN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4f3ed" officeooo:paragraph-rsid="0014f3e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officeooo:rsid="000f7542" officeooo:paragraph-rsid="000f7542" style:font-size-asian="16pt" style:font-size-complex="16pt"/>
    </style:style>
    <style:style style:name="P5" style:family="paragraph" style:parent-style-name="Standard">
      <style:text-properties fo:font-size="16pt" officeooo:rsid="00111b20" officeooo:paragraph-rsid="00111b20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language-asian="zh" style:country-asian="CN"/>
    </style:style>
    <style:style style:name="T3" style:family="text">
      <style:text-properties officeooo:rsid="001182f0" style:language-asian="zh" style:country-asian="C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1,Random</text:p>
      <text:p text:style-name="P4">//创建随机数的对象</text:p>
      <text:p text:style-name="P4"><text:tab/> <text:s text:c="3"/>Random r=new Random();</text:p>
      <text:p text:style-name="P4"><text:s/>//使用循环来获得多个随机数</text:p>
      <text:p text:style-name="P4"><text:tab/> <text:s text:c="3"/>int w = 0;</text:p>
      <text:p text:style-name="P4"><text:tab/> <text:s text:c="3"/>while(w&lt;10){</text:p>
      <text:p text:style-name="P4">//后面可以加入要随机的范围<text:span text:style-name="T3">dd</text:span></text:p>
      <text:p text:style-name="P4"><text:tab/> <text:s text:c="3"/>int c=r.nextInt(100);</text:p>
      <text:p text:style-name="P4"><text:s text:c="10"/>System.out.println(c);</text:p>
      <text:p text:style-name="P4"><text:s text:c="10"/>w++;</text:p>
      <text:p text:style-name="P5"><text:s/>/<text:span text:style-name="T1">/加入long的种子可以多次随机同个随机数</text:span></text:p>
      <text:p text:style-name="P5"><text:tab/><text:tab/> Random r=new Random(999l);</text:p>
      <text:p text:style-name="P3"><text:s/>char a=(char)('a'+Math.random()*('z'-'a'+1));<text:span text:style-name="T2">获得一个随机的字符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4M23S</meta:editing-duration>
    <meta:editing-cycles>6</meta:editing-cycles>
    <meta:generator>LibreOffice/5.3.0.3$Windows_X86_64 LibreOffice_project/7074905676c47b82bbcfbea1aeefc84afe1c50e1</meta:generator>
    <dc:date>2018-01-30T13:12:25.588000000</dc:date>
    <meta:document-statistic meta:table-count="0" meta:image-count="0" meta:object-count="0" meta:page-count="1" meta:paragraph-count="13" meta:word-count="81" meta:character-count="287" meta:non-whitespace-character-count="232"/>
    <meta:user-defined meta:name="Info 1"/>
    <meta:user-defined meta:name="Info 2"/>
    <meta:user-defined meta:name="Info 3"/>
    <meta:user-defined meta:name="Info 4"/>
  </office:meta>
</office:document-meta>
</file>